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5.4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input &lt;addr&gt;</text:p>
          </table:table-cell>
          <table:table-cell office:value-type="string" calcext:value-type="string">
            <text:p>Запрашивает ввод у пользователя, сохраняет введенное значение в адрес памяти &lt;addr&gt;.</text:p>
          </table:table-cell>
        </table:table-row>
        <table:table-row table:style-name="ro2">
          <table:table-cell office:value-type="string" calcext:value-type="string">
            <text:p>output &lt;addr&gt; <text:s text:c="2"/></text:p>
          </table:table-cell>
          <table:table-cell office:value-type="string" calcext:value-type="string">
            <text:p>Выводит на экран значение из заданного адреса &lt;addr&gt; памяти.</text:p>
          </table:table-cell>
        </table:table-row>
        <table:table-row table:style-name="ro1">
          <table:table-cell office:value-type="string" calcext:value-type="string">
            <text:p>add &lt;addr1&gt; &lt;addr2&gt; &lt;addr3&gt; </text:p>
          </table:table-cell>
          <table:table-cell office:value-type="string" calcext:value-type="string">
            <text:p>Складывает значения из адресов памяти &lt;addr1&gt; и &lt;addr2&gt;, <text:s/>записывает результат в адрес памяти &lt;addr3&gt;.</text:p>
          </table:table-cell>
        </table:table-row>
        <table:table-row table:style-name="ro1">
          <table:table-cell office:value-type="string" calcext:value-type="string">
            <text:p>mul &lt;addr1&gt; &lt;addr2&gt; &lt;addr3&gt;</text:p>
          </table:table-cell>
          <table:table-cell office:value-type="string" calcext:value-type="string">
            <text:p>Перемножает значения из адресов памяти &lt;addr1&gt; и &lt;addr2&gt;, <text:s/>записывает результат в адрес памяти &lt;addr3&gt;.</text:p>
          </table:table-cell>
        </table:table-row>
        <table:table-row table:style-name="ro2">
          <table:table-cell office:value-type="string" calcext:value-type="string">
            <text:p>mov &lt;addr1&gt; &lt;addr2&gt;</text:p>
          </table:table-cell>
          <table:table-cell office:value-type="string" calcext:value-type="string">
            <text:p>Копирует значение по адресу &lt;addr2&gt; в адрес &lt;addr1&gt;.</text:p>
          </table:table-cell>
        </table:table-row>
        <table:table-row table:style-name="ro3">
          <table:table-cell office:value-type="string" calcext:value-type="string">
            <text:p>jmp &lt;step&gt; &lt;addr&gt;</text:p>
          </table:table-cell>
          <table:table-cell office:value-type="string" calcext:value-type="string">
            <text:p>Перемещает ip на указанное количество команд &lt;step&gt; назад, если значение по адресу памяти &lt;addr&gt; 0. Если флаг &lt;flag&gt; равен 1, переходит к следующей команде. </text:p>
          </table:table-cell>
        </table:table-row>
        <table:table-row table:style-name="ro3">
          <table:table-cell office:value-type="string" calcext:value-type="string">
            <text:p>cmp &lt;addr1&gt; &lt;addr2&gt; &lt;addr3&gt; </text:p>
          </table:table-cell>
          <table:table-cell office:value-type="string" calcext:value-type="string">
            <text:p>Сравнивает число лежащее по адресу &lt;addr1&gt; с числом по адресу &lt;addr2&gt;. Если числа равны, по адресу &lt;addr3&gt; записывается единица [1]. Иначе по адресу &lt;addr3&gt; записывается 0.</text:p>
          </table:table-cell>
        </table:table-row>
        <table:table-row table:style-name="ro1">
          <table:table-cell office:value-type="string" calcext:value-type="string">
            <text:p>sub &lt;addr1&gt; &lt;addr2&gt; &lt;addr3&gt;</text:p>
          </table:table-cell>
          <table:table-cell office:value-type="string" calcext:value-type="string">
            <text:p>Вычитает из значения по адресу в памяти &lt;addr1&gt; значение по адресу &lt;addr2&gt;, <text:s/>записывает результат в адрес памяти &lt;addr3&gt;.</text:p>
          </table:table-cell>
        </table:table-row>
        <table:table-row table:style-name="ro2">
          <table:table-cell office:value-type="string" calcext:value-type="string">
            <text:p><text:s/>end</text:p>
          </table:table-cell>
          <table:table-cell office:value-type="string" calcext:value-type="string">
            <text:p>Завершает выполнение команды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7:08:31.207778523</meta:creation-date>
    <dc:date>2022-10-14T20:57:59.301850678</dc:date>
    <meta:editing-duration>PT1H58M10S</meta:editing-duration>
    <meta:editing-cycles>16</meta:editing-cycles>
    <meta:generator>LibreOffice/7.3.6.2$Linux_X86_64 LibreOffice_project/30$Build-2</meta:generator>
    <meta:document-statistic meta:table-count="1" meta:cell-count="18" meta:object-count="0"/>
  </office:meta>
</office:document-meta>
</file>